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b907" officeooo:paragraph-rsid="0014b90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officeooo:rsid="0014b907" officeooo:paragraph-rsid="0014b907" style:font-size-asian="9.60000038146973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0pt" officeooo:rsid="0014b907" officeooo:paragraph-rsid="0014b907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4b907" officeooo:paragraph-rsid="0014b907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officeooo:rsid="002981ae" officeooo:paragraph-rsid="002981a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bold" officeooo:rsid="0015dc04" officeooo:paragraph-rsid="0015dc0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bold" officeooo:rsid="0016f842" officeooo:paragraph-rsid="0016f842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bold" officeooo:rsid="0016f842" officeooo:paragraph-rsid="002b1f2e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style="normal" fo:font-weight="bold" officeooo:rsid="001d0984" officeooo:paragraph-rsid="0016f842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normal" officeooo:rsid="0016f842" officeooo:paragraph-rsid="0016f84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fo:font-weight="normal" officeooo:rsid="0016f842" officeooo:paragraph-rsid="0028ac16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style="normal" fo:font-weight="normal" officeooo:rsid="0016f842" officeooo:paragraph-rsid="002b1f2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fo:font-style="normal" fo:font-weight="normal" officeooo:rsid="0015dc04" officeooo:paragraph-rsid="0015dc04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bold" officeooo:rsid="0014b907" officeooo:paragraph-rsid="0014b907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fo:font-weight="bold" officeooo:rsid="0014b907" officeooo:paragraph-rsid="0015dc0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 officeooo:rsid="00150d40" officeooo:paragraph-rsid="00150d40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15dc04" officeooo:paragraph-rsid="0015dc0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normal" officeooo:rsid="00150d40" officeooo:paragraph-rsid="00150d40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1b2b7b" officeooo:paragraph-rsid="001b2b7b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style="italic" fo:font-weight="normal" officeooo:rsid="001b2b7b" officeooo:paragraph-rsid="00150d40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style="italic" officeooo:rsid="0024d5e2" officeooo:paragraph-rsid="0014b907" style:font-size-asian="10pt" style:font-style-asian="italic" style:font-size-complex="10pt" style:font-style-complex="italic"/>
    </style:style>
    <style:style style:name="P22" style:family="paragraph" style:parent-style-name="Standard" style:list-style-name="L5">
      <style:paragraph-properties fo:text-align="start" style:justify-single-word="false"/>
      <style:text-properties fo:font-size="10pt" fo:font-style="italic" fo:font-weight="normal" officeooo:rsid="0028ac16" officeooo:paragraph-rsid="0028ac16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0pt" fo:font-weight="normal" officeooo:rsid="00150d40" officeooo:paragraph-rsid="00150d40" style:font-size-asian="10pt" style:font-weight-asian="normal" style:font-size-complex="10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0pt" fo:font-weight="normal" officeooo:rsid="0015dc04" officeooo:paragraph-rsid="0015dc04" style:font-size-asian="10pt" style:font-weight-asian="normal" style:font-size-complex="10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0pt" fo:font-style="normal" fo:font-weight="normal" officeooo:rsid="001b2b7b" officeooo:paragraph-rsid="001b2b7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0pt" fo:font-style="normal" fo:font-weight="normal" officeooo:rsid="0021ca84" officeooo:paragraph-rsid="0021ca84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0pt" fo:font-style="normal" fo:font-weight="normal" officeooo:rsid="0015dc04" officeooo:paragraph-rsid="0015dc0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0pt" fo:font-style="normal" fo:font-weight="normal" officeooo:rsid="002eec5e" officeooo:paragraph-rsid="002eec5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0pt" fo:font-style="normal" fo:font-weight="normal" officeooo:rsid="002eec5e" officeooo:paragraph-rsid="002eec5e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0pt" fo:font-style="normal" fo:font-weight="normal" officeooo:rsid="003054a6" officeooo:paragraph-rsid="003054a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dc04" style:font-weight-asian="normal" style:font-weight-complex="normal"/>
    </style:style>
    <style:style style:name="T3" style:family="text">
      <style:text-properties fo:font-weight="normal" officeooo:rsid="001d0984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007" style:font-weight-asian="bold" style:font-weight-complex="bold"/>
    </style:style>
    <style:style style:name="T6" style:family="text">
      <style:text-properties fo:font-weight="bold" officeooo:rsid="001a3348" style:font-weight-asian="bold" style:font-weight-complex="bold"/>
    </style:style>
    <style:style style:name="T7" style:family="text">
      <style:text-properties fo:font-weight="bold" officeooo:rsid="001d0984" style:font-weight-asian="bold" style:font-weight-complex="bold"/>
    </style:style>
    <style:style style:name="T8" style:family="text">
      <style:text-properties fo:font-weight="bold" officeooo:rsid="002b1f2e" style:font-weight-asian="bold" style:font-weight-complex="bold"/>
    </style:style>
    <style:style style:name="T9" style:family="text">
      <style:text-properties fo:font-weight="bold" officeooo:rsid="00317b40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b2b7b" style:font-style-asian="italic" style:font-style-complex="italic"/>
    </style:style>
    <style:style style:name="T12" style:family="text">
      <style:text-properties fo:font-style="italic" officeooo:rsid="0024d5e2" style:font-style-asian="italic" style:font-style-complex="italic"/>
    </style:style>
    <style:style style:name="T13" style:family="text">
      <style:text-properties fo:font-style="italic" officeooo:rsid="0028ac16" style:font-style-asian="italic" style:font-style-complex="italic"/>
    </style:style>
    <style:style style:name="T14" style:family="text">
      <style:text-properties fo:font-style="italic" fo:font-weight="normal" officeooo:rsid="0015dc04" style:font-style-asian="italic" style:font-weight-asian="normal" style:font-style-complex="italic" style:font-weight-complex="normal"/>
    </style:style>
    <style:style style:name="T15" style:family="text">
      <style:text-properties officeooo:rsid="0015dc0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e5c1f" style:font-style-asian="normal" style:font-style-complex="normal"/>
    </style:style>
    <style:style style:name="T18" style:family="text">
      <style:text-properties fo:font-style="normal" officeooo:rsid="0022d87b" style:font-style-asian="normal" style:font-style-complex="normal"/>
    </style:style>
    <style:style style:name="T19" style:family="text">
      <style:text-properties fo:font-style="normal" officeooo:rsid="0026ac4e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b2b7b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e5c1f" style:font-style-asian="normal" style:font-weight-asian="bold" style:font-style-complex="normal" style:font-weight-complex="bold"/>
    </style:style>
    <style:style style:name="T24" style:family="text">
      <style:text-properties officeooo:rsid="00180007"/>
    </style:style>
    <style:style style:name="T25" style:family="text">
      <style:text-properties officeooo:rsid="001d0984"/>
    </style:style>
    <style:style style:name="T26" style:family="text">
      <style:text-properties officeooo:rsid="0026ac4e"/>
    </style:style>
    <style:style style:name="T27" style:family="text">
      <style:text-properties officeooo:rsid="0028d913"/>
    </style:style>
    <style:style style:name="T28" style:family="text">
      <style:text-properties officeooo:rsid="002b1f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4">Zhao Lang </text:span>Frank Li</text:p>
      <text:p text:style-name="P2"/>
      <text:p text:style-name="P3">Houston, TX</text:p>
      <text:p text:style-name="P3">(832)-286-2180</text:p>
      <text:p text:style-name="P3">zhao.lang.li2@gmail.com</text:p>
      <text:p text:style-name="P5">https://github.com/xshiki</text:p>
      <text:p text:style-name="P5"/>
      <text:p text:style-name="P14">Education</text:p>
      <text:p text:style-name="P14"><text:tab/>Jersey Village High School<text:span text:style-name="T1">, Houston, Texas <text:s text:c="65"/></text:span><text:span text:style-name="T3"><text:s text:c="9"/></text:span><text:span text:style-name="T1">August 2012-June 2016</text:span></text:p>
      <text:p text:style-name="P4"><text:tab/><text:tab/><text:span text:style-name="T8">GPA</text:span><text:span text:style-name="T28">: 3.77—6.6/7</text:span></text:p>
      <text:p text:style-name="P4"/>
      <text:p text:style-name="P4"><text:tab/><text:span text:style-name="T4">University of Houston</text:span>, Houston, Texas <text:s text:c="90"/>June 2016-Present</text:p>
      <text:p text:style-name="P4"><text:tab/><text:span text:style-name="T10">Bachelor of Science in Computer Science, </text:span><text:span text:style-name="T12">expected June 2020</text:span></text:p>
      <text:p text:style-name="P21"/>
      <text:p text:style-name="P8">Skills</text:p>
      <text:p text:style-name="P12"><text:span text:style-name="T4"><text:tab/></text:span><text:span text:style-name="T5">Programming Languages</text:span><text:span text:style-name="T24">: Java</text:span></text:p>
      <text:p text:style-name="P12"><text:tab/><text:span text:style-name="T5">Software</text:span><text:span text:style-name="T24">: Android Studio</text:span></text:p>
      <text:p text:style-name="P12"/>
      <text:p text:style-name="P14">Experience</text:p>
      <text:p text:style-name="P15"><text:tab/>Jade House<text:span text:style-name="T1">, Houston, Texas <text:s text:c="94"/>August 2012-January 2015<text:tab/></text:span></text:p>
      <text:p text:style-name="P15"><text:span text:style-name="T1"><text:tab/></text:span><text:span text:style-name="T14">Part-time job</text:span><text:span text:style-name="T1"><text:tab/></text:span></text:p>
      <text:list xml:id="list6849473493349854810" text:style-name="L1">
        <text:list-item>
          <text:p text:style-name="P23">Added products to online store</text:p>
        </text:list-item>
        <text:list-item>
          <text:p text:style-name="P23">Assisted customers in product selection</text:p>
        </text:list-item>
        <text:list-item>
          <text:p text:style-name="P23">Helped set up booths for jewelry shows</text:p>
        </text:list-item>
      </text:list>
      <text:p text:style-name="P18"/>
      <text:p text:style-name="P18"><text:tab/><text:span text:style-name="T6">Jersey Village Home Access App <text:s text:c="14"/><text:tab/><text:tab/><text:tab/><text:tab/> <text:s text:c="27"/></text:span><text:span text:style-name="T26">September 2015-June 2016</text:span></text:p>
      <text:p text:style-name="P18"><text:span text:style-name="T6"><text:tab/></text:span><text:span text:style-name="T11">Android Studio Project</text:span></text:p>
      <text:list xml:id="list3083824833607602097" text:style-name="L2">
        <text:list-item>
          <text:p text:style-name="P25">Android application that displays a student’s grade in a simple user interface</text:p>
        </text:list-item>
        <text:list-item>
          <text:p text:style-name="P28">Implemented AsyncTask to improve app smoothness and user usability</text:p>
        </text:list-item>
        <text:list-item>
          <text:p text:style-name="P30">Uploaded app to Google Play Store by using Google Play Developer console </text:p>
        </text:list-item>
      </text:list>
      <text:p text:style-name="P20"/>
      <text:p text:style-name="P18"><text:span text:style-name="T11"><text:tab/></text:span><text:span text:style-name="T23">Atmospherik</text:span><text:span text:style-name="T22"><text:tab/><text:tab/><text:tab/><text:tab/><text:tab/><text:tab/><text:tab/><text:tab/><text:tab/> <text:s text:c="3"/></text:span><text:span text:style-name="T17">January 2016-</text:span><text:span text:style-name="T18">June 2016</text:span></text:p>
      <text:p text:style-name="P19"><text:span text:style-name="T21"><text:tab/></text:span><text:span text:style-name="T10">Android Studio Project</text:span></text:p>
      <text:list xml:id="list2006604743383995723" text:style-name="L3">
        <text:list-item>
          <text:p text:style-name="P26">Android application displaying weather conditions along with <text:span text:style-name="T27">daily </text:span>temperature</text:p>
        </text:list-item>
        <text:list-item>
          <text:p text:style-name="P29">Used OpenWeatherMap API to retrieve weather information</text:p>
        </text:list-item>
      </text:list>
      <text:p text:style-name="P18"/>
      <text:p text:style-name="P16">Activities</text:p>
      <text:p text:style-name="P16"><text:tab/>Jersey Village <text:span text:style-name="T15">High School </text:span>HOPE Club<text:span text:style-name="T1"> <text:s text:c="79"/></text:span><text:span text:style-name="T2">August 2012-June 2016</text:span><text:span text:style-name="T1"> <text:s text:c="2"/></text:span></text:p>
      <text:p text:style-name="P16"><text:tab/><text:span text:style-name="T14">Officer Position: Treasurer</text:span></text:p>
      <text:list xml:id="list653100003997864946" text:style-name="L4">
        <text:list-item>
          <text:p text:style-name="P27">Managed club finances</text:p>
        </text:list-item>
        <text:list-item>
          <text:p text:style-name="P27">Worked with other officers to coordinate events and socials</text:p>
        </text:list-item>
        <text:list-item>
          <text:p text:style-name="P27">Assisted in fundraising</text:p>
        </text:list-item>
        <text:list-item>
          <text:p text:style-name="P24"><text:span text:style-name="T16">Volunteered </text:span><text:span text:style-name="T19">at</text:span><text:span text:style-name="T16"> events</text:span></text:p>
        </text:list-item>
      </text:list>
      <text:p text:style-name="P11"><text:tab/><text:span text:style-name="T4">Jersey Village High School Computer Science Club<text:tab/><text:tab/><text:tab/><text:tab/> <text:s text:c="4"/></text:span>August 2014-June 2016</text:p>
      <text:p text:style-name="P11"><text:tab/><text:span text:style-name="T13">Officer Position: Secretary</text:span></text:p>
      <text:list xml:id="list1168051126234836711" text:style-name="L5">
        <text:list-item>
          <text:p text:style-name="P22">Designed club shirts</text:p>
        </text:list-item>
        <text:list-item>
          <text:p text:style-name="P22">Handled finances and managed members during meetings</text:p>
        </text:list-item>
        <text:list-item>
          <text:p text:style-name="P22">Participated in computer science competitions, HP’s Code Wars</text:p>
        </text:list-item>
      </text:list>
      <text:p text:style-name="P10"><text:tab/><text:span text:style-name="T4">National Honor Society<text:tab/><text:tab/><text:tab/><text:tab/><text:tab/><text:tab/><text:tab/> <text:s text:c="12"/></text:span><text:span text:style-name="T25">September 2015-June 2016</text:span></text:p>
      <text:p text:style-name="P17"><text:span text:style-name="T20"><text:tab/></text:span><text:span text:style-name="T16">Jersey Village High School Science Olympiad <text:s text:c="69"/></text:span><text:span text:style-name="T20">August 2014-June 2016</text:span></text:p>
      <text:p text:style-name="P6"><text:span text:style-name="T1"><text:tab/></text:span>Jersey Village High School Tennis Team <text:s text:c="86"/><text:span text:style-name="T1">August 2012-2016</text:span></text:p>
      <text:p text:style-name="P13"/>
      <text:p text:style-name="P7">Honors</text:p>
      <text:p text:style-name="P10"><text:span text:style-name="T4"><text:tab/></text:span><text:span text:style-name="T5">Tennis Academic All-District Honor</text:span><text:span text:style-name="T7">s</text:span></text:p>
      <text:p text:style-name="P9"><text:tab/>Tennis Junior Varsity District Meda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4:52:35.872000000</meta:creation-date>
    <dc:date>2016-09-20T22:46:17.206000000</dc:date>
    <meta:editing-duration>PT5H29M26S</meta:editing-duration>
    <meta:editing-cycles>18</meta:editing-cycles>
    <meta:generator>LibreOffice/5.2.1.2$Windows_x86 LibreOffice_project/31dd62db80d4e60af04904455ec9c9219178d620</meta:generator>
    <meta:print-date>2016-09-20T22:43:21.060000000</meta:print-date>
    <meta:document-statistic meta:table-count="0" meta:image-count="0" meta:object-count="0" meta:page-count="1" meta:paragraph-count="46" meta:word-count="249" meta:character-count="2329" meta:non-whitespace-character-count="1537"/>
  </office:meta>
</office:document-meta>
</file>